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EC9C3EBAC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draw:stroke="solid" svg:stroke-width="0.151cm" svg:stroke-color="#ac3030" draw:stroke-linejoin="round" svg:stroke-linecap="butt" draw:fill="none" draw:fill-color="#729fcf" loext:fill-use-slide-background="false" draw:opacity="57%" draw:opacity-name="" fo:padding-top="0.075cm" fo:padding-bottom="0.075cm" fo:padding-left="0.075cm" fo:padding-right="0.075cm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 draw:fill-color="#729fcf" draw:opacity="57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6.348cm" svg:height="6.45cm" svg:x="0.6cm" svg:y="0.6cm" svg:viewBox="0 0 6349 6451" svg:d="M0 2701c18-112 41-222 70-331 74-274 183-537 326-785 142-246 316-473 516-673s427-374 673-516c248-143 511-252 785-326 108-29 219-52 330-70h1023c112 18 222 41 331 70 273 74 537 183 785 326 246 142 472 316 672 516s375 426 517 673c141 243 248 502 321 770v1714c-73 268-180 527-321 770-142 246-317 472-517 672s-426 375-672 517c-248 143-512 252-785 325-182 49-368 81-557 98h-571c-188-17-374-49-556-98-274-73-538-182-785-325-247-142-473-317-673-517s-374-426-516-672c-143-248-252-512-326-785-29-108-52-219-70-330z">
          <text:p/>
        </draw:path>
        <draw:path draw:style-name="gr2" draw:text-style-name="P2" draw:layer="layout" svg:width="6.352cm" svg:height="6.352cm" svg:x="0.623cm" svg:y="0.632cm" svg:viewBox="0 0 6353 6353" svg:d="M6353 3178c0 558-146 1104-425 1588-279 481-681 883-1162 1162-484 279-1030 425-1590 425-557 0-1105-146-1588-425-482-279-884-681-1162-1162-279-484-426-1030-426-1588 0-559 147-1107 426-1590 278-482 680-884 1162-1162 483-279 1031-426 1588-426 560 0 1106 147 1590 426 481 278 883 680 1162 1162 279 483 425 1031 425 158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EB000000EC9C3EB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6cm" fo:margin-right="0.6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7T12:26:00.645000000</dc:date>
    <meta:editing-duration>PT5M1S</meta:editing-duration>
    <meta:editing-cycles>1</meta:editing-cycles>
    <meta:document-statistic meta:object-count="2"/>
    <meta:generator>LibreOffice/24.2.2.2$Windows_X86_64 LibreOffice_project/d56cc158d8a96260b836f100ef4b4ef25d6f1a01</meta:generator>
  </office:meta>
</office:document-meta>
</file>